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190" calcext:value-type="float">
            <office:annotation draw:style-name="gr1" draw:text-style-name="P2" svg:width="1.1413in" svg:height="0.7083in" svg:x="1.1248in" svg:y="0in" draw:caption-point-x="-0.2402in" draw:caption-point-y="0.0039in">
              <dc:date>2020-04-12T00:00:00</dc:date>
              <text:p text:style-name="P1"><text:span text:style-name="T1">as</text:span></text:p>
            </office:annotation>
            <text:p>19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 table:number-rows-repeated="10007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7-14T11:05:25.904700291</meta:creation-date>
    <dc:date>2020-07-14T11:05:38.112967818</dc:date>
    <meta:editing-duration>PT13S</meta:editing-duration>
    <meta:editing-cycles>1</meta:editing-cycles>
    <meta:document-statistic meta:table-count="1" meta:cell-count="4343" meta:object-count="0"/>
    <meta:generator>LibreOfficeDev/7.1.0.0.alpha0$Linux_X86_64 LibreOffice_project/4e0aa38afd674f5ad16b4bc3222dc393543ad915</meta:generator>
  </office:meta>
</office:document-meta>
</file>